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3.7028in" table:align="margins"/>
    </style:style>
    <style:style style:name="Table1.A" style:family="table-column">
      <style:table-column-properties style:column-width="0.9257in" style:rel-column-width="16383*"/>
    </style:style>
    <style:style style:name="Table1.D" style:family="table-column">
      <style:table-column-properties style:column-width="0.9257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3.7028in" table:align="margins"/>
    </style:style>
    <style:style style:name="Table2.A" style:family="table-column">
      <style:table-column-properties style:column-width="0.8299in" style:rel-column-width="14687*"/>
    </style:style>
    <style:style style:name="Table2.B" style:family="table-column">
      <style:table-column-properties style:column-width="1.9361in" style:rel-column-width="34270*"/>
    </style:style>
    <style:style style:name="Table2.C" style:family="table-column">
      <style:table-column-properties style:column-width="0.9368in" style:rel-column-width="1657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3.7028in" table:align="margins"/>
    </style:style>
    <style:style style:name="Table3.A" style:family="table-column">
      <style:table-column-properties style:column-width="0.8299in" style:rel-column-width="14687*"/>
    </style:style>
    <style:style style:name="Table3.B" style:family="table-column">
      <style:table-column-properties style:column-width="1.9361in" style:rel-column-width="34270*"/>
    </style:style>
    <style:style style:name="Table3.C" style:family="table-column">
      <style:table-column-properties style:column-width="0.9368in" style:rel-column-width="1657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P1" style:family="paragraph" style:parent-style-name="Standard">
      <style:paragraph-properties fo:line-height="100%"/>
      <style:text-properties style:font-name="Arial" fo:font-size="8pt" officeooo:rsid="00193693" officeooo:paragraph-rsid="00193693" style:font-size-asian="8pt" style:font-size-complex="8pt"/>
    </style:style>
    <style:style style:name="P2" style:family="paragraph" style:parent-style-name="Standard">
      <style:paragraph-properties fo:line-height="100%"/>
      <style:text-properties style:font-name="Arial" fo:font-size="8pt" fo:font-weight="bold" officeooo:rsid="001b0a81" officeooo:paragraph-rsid="001b0a81" style:font-size-asian="8pt" style:font-weight-asian="bold" style:font-size-complex="8pt" style:font-weight-complex="bold"/>
    </style:style>
    <style:style style:name="P3" style:family="paragraph" style:parent-style-name="Standard">
      <style:paragraph-properties fo:line-height="100%"/>
      <style:text-properties style:font-name="Arial" fo:font-size="8pt" fo:font-weight="bold" officeooo:rsid="001cc58c" officeooo:paragraph-rsid="001cc58c" style:font-size-asian="8pt" style:font-weight-asian="bold" style:font-size-complex="8pt" style:font-weight-complex="bold"/>
    </style:style>
    <style:style style:name="P4" style:family="paragraph" style:parent-style-name="Standard">
      <style:paragraph-properties fo:line-height="100%"/>
      <style:text-properties style:font-name="Arial" fo:font-size="8pt" fo:font-weight="bold" officeooo:rsid="001d62cb" officeooo:paragraph-rsid="001d62cb" style:font-size-asian="8pt" style:font-weight-asian="bold" style:font-size-complex="8pt" style:font-weight-complex="bold"/>
    </style:style>
    <style:style style:name="P5" style:family="paragraph" style:parent-style-name="Standard">
      <style:paragraph-properties fo:line-height="100%"/>
      <style:text-properties style:font-name="Arial" fo:font-size="8pt" fo:font-weight="bold" officeooo:rsid="0020aff5" officeooo:paragraph-rsid="0020aff5" style:font-size-asian="8pt" style:font-weight-asian="bold" style:font-size-complex="8pt" style:font-weight-complex="bold"/>
    </style:style>
    <style:style style:name="P6" style:family="paragraph" style:parent-style-name="Standard">
      <style:paragraph-properties fo:line-height="100%"/>
      <style:text-properties style:font-name="Arial" fo:font-size="8pt" fo:font-weight="bold" officeooo:rsid="002244d7" officeooo:paragraph-rsid="002244d7" style:font-size-asian="8pt" style:font-weight-asian="bold" style:font-size-complex="8pt" style:font-weight-complex="bold"/>
    </style:style>
    <style:style style:name="P7" style:family="paragraph" style:parent-style-name="Standard">
      <style:paragraph-properties fo:line-height="100%"/>
      <style:text-properties style:font-name="Arial" fo:font-size="8pt" fo:font-weight="bold" officeooo:rsid="00265534" officeooo:paragraph-rsid="00265534" style:font-size-asian="8pt" style:font-weight-asian="bold" style:font-size-complex="8pt" style:font-weight-complex="bold"/>
    </style:style>
    <style:style style:name="P8" style:family="paragraph" style:parent-style-name="Standard">
      <style:paragraph-properties fo:line-height="100%"/>
      <style:text-properties style:font-name="Arial" fo:font-size="8pt" fo:font-weight="bold" officeooo:rsid="002833e2" officeooo:paragraph-rsid="002833e2" style:font-size-asian="8pt" style:font-weight-asian="bold" style:font-size-complex="8pt" style:font-weight-complex="bold"/>
    </style:style>
    <style:style style:name="P9" style:family="paragraph" style:parent-style-name="Standard">
      <style:paragraph-properties fo:line-height="100%"/>
      <style:text-properties style:font-name="Arial" fo:font-size="8pt" fo:font-weight="bold" officeooo:rsid="002a8429" officeooo:paragraph-rsid="002a8429" style:font-size-asian="8pt" style:font-weight-asian="bold" style:font-size-complex="8pt" style:font-weight-complex="bold"/>
    </style:style>
    <style:style style:name="P10" style:family="paragraph" style:parent-style-name="Standard">
      <style:paragraph-properties fo:line-height="100%"/>
      <style:text-properties style:font-name="Arial" fo:font-size="8pt" fo:font-weight="bold" officeooo:rsid="0033fa6f" officeooo:paragraph-rsid="0033fa6f" style:font-size-asian="8pt" style:font-weight-asian="bold" style:font-size-complex="8pt" style:font-weight-complex="bold"/>
    </style:style>
    <style:style style:name="P11" style:family="paragraph" style:parent-style-name="Standard">
      <style:paragraph-properties fo:line-height="100%"/>
      <style:text-properties style:font-name="Arial" fo:font-size="8pt" fo:font-weight="bold" officeooo:rsid="00354350" officeooo:paragraph-rsid="00354350" style:font-size-asian="8pt" style:font-weight-asian="bold" style:font-size-complex="8pt" style:font-weight-complex="bold"/>
    </style:style>
    <style:style style:name="P12" style:family="paragraph" style:parent-style-name="Standard">
      <style:paragraph-properties fo:line-height="100%"/>
      <style:text-properties style:font-name="Arial" fo:font-size="8pt" fo:font-weight="bold" officeooo:rsid="0035b4db" officeooo:paragraph-rsid="0035b4db" style:font-size-asian="8pt" style:font-weight-asian="bold" style:font-size-complex="8pt" style:font-weight-complex="bold"/>
    </style:style>
    <style:style style:name="P13" style:family="paragraph" style:parent-style-name="Standard">
      <style:paragraph-properties fo:line-height="100%" style:writing-mode="lr-tb"/>
      <style:text-properties style:font-name="Arial" fo:font-size="8pt" fo:font-weight="bold" officeooo:rsid="0036a887" officeooo:paragraph-rsid="0036a887" style:font-size-asian="8pt" style:font-weight-asian="bold" style:font-size-complex="8pt" style:font-weight-complex="bold"/>
    </style:style>
    <style:style style:name="P14" style:family="paragraph" style:parent-style-name="Standard">
      <style:paragraph-properties fo:line-height="100%" style:writing-mode="lr-tb"/>
      <style:text-properties style:font-name="Arial" fo:font-size="8pt" fo:font-weight="bold" officeooo:rsid="0038ed8e" officeooo:paragraph-rsid="0038ed8e" style:font-size-asian="8pt" style:font-weight-asian="bold" style:font-size-complex="8pt" style:font-weight-complex="bold"/>
    </style:style>
    <style:style style:name="P15" style:family="paragraph" style:parent-style-name="Table_20_Contents">
      <style:paragraph-properties fo:line-height="100%" style:writing-mode="lr-tb"/>
      <style:text-properties style:font-name="Arial" fo:font-size="8pt" officeooo:rsid="002244d7" officeooo:paragraph-rsid="002244d7" style:font-size-asian="8pt" style:font-size-complex="8pt"/>
    </style:style>
    <style:style style:name="P16" style:family="paragraph" style:parent-style-name="Table_20_Contents">
      <style:paragraph-properties fo:line-height="100%"/>
      <style:text-properties style:font-name="Arial" fo:font-size="8pt" officeooo:rsid="002244d7" officeooo:paragraph-rsid="002244d7" style:font-size-asian="8pt" style:font-size-complex="8pt"/>
    </style:style>
    <style:style style:name="P17" style:family="paragraph" style:parent-style-name="Table_20_Contents">
      <style:paragraph-properties fo:line-height="100%"/>
      <style:text-properties style:font-name="Arial" fo:font-size="8pt" officeooo:rsid="0022f2c9" officeooo:paragraph-rsid="0022f2c9" style:font-size-asian="8pt" style:font-size-complex="8pt"/>
    </style:style>
    <style:style style:name="P18" style:family="paragraph" style:parent-style-name="Standard">
      <style:paragraph-properties fo:line-height="100%"/>
      <style:text-properties style:font-name="Arial" fo:font-size="8pt" fo:font-style="normal" fo:font-weight="normal" officeooo:rsid="0020aff5" officeooo:paragraph-rsid="0020aff5" style:font-size-asian="8pt" style:font-style-asian="normal" style:font-weight-asian="normal" style:font-size-complex="8pt" style:font-style-complex="normal" style:font-weight-complex="normal"/>
    </style:style>
    <style:style style:name="P19" style:family="paragraph" style:parent-style-name="Standard">
      <style:paragraph-properties fo:line-height="100%"/>
      <style:text-properties style:font-name="Arial" fo:font-size="8pt" fo:font-style="normal" style:text-underline-style="none" fo:font-weight="bold" officeooo:rsid="00354350" officeooo:paragraph-rsid="00354350" style:font-size-asian="8pt" style:font-style-asian="normal" style:font-weight-asian="bold" style:font-size-complex="8pt" style:font-style-complex="normal" style:font-weight-complex="bold"/>
    </style:style>
    <style:style style:name="P20" style:family="paragraph" style:parent-style-name="Standard">
      <style:paragraph-properties fo:line-height="100%" style:writing-mode="lr-tb"/>
      <style:text-properties fo:color="#ff3300" style:font-name="Arial" fo:font-size="8pt" fo:font-style="italic" style:text-underline-style="solid" style:text-underline-width="auto" style:text-underline-color="font-color" fo:font-weight="bold" officeooo:rsid="0038ed8e" officeooo:paragraph-rsid="003b3903" style:font-size-asian="8pt" style:font-style-asian="italic" style:font-weight-asian="bold" style:font-size-complex="8pt" style:font-style-complex="italic" style:font-weight-complex="bold"/>
    </style:style>
    <style:style style:name="P21" style:family="paragraph" style:parent-style-name="Standard">
      <style:paragraph-properties fo:margin-left="0in" fo:margin-right="0in" fo:text-indent="0in" style:auto-text-indent="false" style:writing-mode="lr-tb"/>
    </style:style>
    <style:style style:name="P22" style:family="paragraph" style:parent-style-name="Standard">
      <style:paragraph-properties fo:margin-left="0in" fo:margin-right="0in" fo:text-indent="0in" style:auto-text-indent="false" style:writing-mode="lr-tb"/>
      <style:text-properties officeooo:rsid="003b3903" officeooo:paragraph-rsid="003b3903"/>
    </style:style>
    <style:style style:name="P23" style:family="paragraph" style:parent-style-name="Standard">
      <style:paragraph-properties fo:margin-left="0in" fo:margin-right="0in" fo:text-indent="0in" style:auto-text-indent="false" style:writing-mode="lr-tb"/>
      <style:text-properties officeooo:rsid="003c6f97" officeooo:paragraph-rsid="003c6f97"/>
    </style:style>
    <style:style style:name="P24" style:family="paragraph" style:parent-style-name="Standard">
      <style:paragraph-properties fo:margin-left="0in" fo:margin-right="0in" fo:text-indent="0in" style:auto-text-indent="false" style:writing-mode="lr-tb"/>
      <style:text-properties fo:font-weight="bold" officeooo:rsid="003c6f97" officeooo:paragraph-rsid="003c6f97" style:font-weight-asian="bold" style:font-weight-complex="bold"/>
    </style:style>
    <style:style style:name="P25" style:family="paragraph" style:parent-style-name="Standard">
      <style:paragraph-properties fo:margin-left="0in" fo:margin-right="0in" fo:text-indent="0in" style:auto-text-indent="false" style:writing-mode="lr-tb"/>
      <style:text-properties fo:font-weight="bold" officeooo:rsid="003dde9b" officeooo:paragraph-rsid="003dde9b" style:font-weight-asian="bold" style:font-weight-complex="bold"/>
    </style:style>
    <style:style style:name="P26" style:family="paragraph" style:parent-style-name="Standard">
      <style:paragraph-properties fo:margin-left="0in" fo:margin-right="0in" fo:text-indent="0in" style:auto-text-indent="false" style:writing-mode="lr-tb"/>
      <style:text-properties fo:font-weight="bold" officeooo:rsid="003eb000" officeooo:paragraph-rsid="003eb000" style:font-weight-asian="bold" style:font-weight-complex="bold"/>
    </style:style>
    <style:style style:name="P27" style:family="paragraph" style:parent-style-name="Standard">
      <style:paragraph-properties fo:margin-left="0in" fo:margin-right="0in" fo:text-indent="0in" style:auto-text-indent="false" style:writing-mode="lr-tb"/>
      <style:text-properties fo:font-weight="normal" officeooo:rsid="003eb000" officeooo:paragraph-rsid="003eb000" style:font-weight-asian="normal" style:font-weight-complex="normal"/>
    </style:style>
    <style:style style:name="P28" style:family="paragraph" style:parent-style-name="Standard">
      <style:paragraph-properties fo:margin-left="0in" fo:margin-right="0in" fo:text-indent="0in" style:auto-text-indent="false" style:writing-mode="lr-tb"/>
      <style:text-properties fo:font-style="italic" style:text-underline-style="solid" style:text-underline-width="auto" style:text-underline-color="font-color" fo:font-weight="normal" officeooo:rsid="003f06d4" officeooo:paragraph-rsid="003f06d4" style:font-style-asian="italic" style:font-weight-asian="normal" style:font-style-complex="italic" style:font-weight-complex="normal"/>
    </style:style>
    <style:style style:name="P29" style:family="paragraph" style:parent-style-name="Standard">
      <style:paragraph-properties fo:margin-left="0in" fo:margin-right="0in" fo:text-indent="0in" style:auto-text-indent="false" style:writing-mode="lr-tb"/>
      <style:text-properties fo:font-style="italic" style:text-underline-style="solid" style:text-underline-width="auto" style:text-underline-color="font-color" fo:font-weight="normal" officeooo:rsid="0040b335" officeooo:paragraph-rsid="0040b335" style:font-style-asian="italic" style:font-weight-asian="normal" style:font-style-complex="italic" style:font-weight-complex="normal"/>
    </style:style>
    <style:style style:name="P30" style:family="paragraph" style:parent-style-name="Standard">
      <style:paragraph-properties fo:margin-left="0in" fo:margin-right="0in" fo:text-indent="0in" style:auto-text-indent="false" style:writing-mode="lr-tb"/>
      <style:text-properties fo:font-style="italic" style:text-underline-style="solid" style:text-underline-width="auto" style:text-underline-color="font-color" fo:font-weight="bold" officeooo:rsid="0040b335" officeooo:paragraph-rsid="0040b335" style:font-style-asian="italic" style:font-weight-asian="bold" style:font-style-complex="italic" style:font-weight-complex="bold"/>
    </style:style>
    <style:style style:name="P31" style:family="paragraph" style:parent-style-name="Standard">
      <style:paragraph-properties fo:margin-left="0in" fo:margin-right="0in" fo:text-indent="0in" style:auto-text-indent="false" style:writing-mode="lr-tb"/>
      <style:text-properties fo:font-style="normal" style:text-underline-style="none" fo:font-weight="normal" officeooo:rsid="0043e723" officeooo:paragraph-rsid="0043e723" style:font-style-asian="normal" style:font-weight-asian="normal" style:font-style-complex="normal" style:font-weight-complex="normal"/>
    </style:style>
    <style:style style:name="P32" style:family="paragraph" style:parent-style-name="Standard">
      <style:paragraph-properties fo:margin-left="0in" fo:margin-right="0in" fo:text-indent="0in" style:auto-text-indent="false" style:writing-mode="lr-tb"/>
      <style:text-properties fo:font-style="normal" style:text-underline-style="none" fo:font-weight="bold" officeooo:rsid="0043e723" officeooo:paragraph-rsid="0043e723" style:font-style-asian="normal" style:font-weight-asian="bold" style:font-style-complex="normal" style:font-weight-complex="bold"/>
    </style:style>
    <style:style style:name="T1" style:family="text">
      <style:text-properties officeooo:rsid="001b0a8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2f0d2" style:font-weight-asian="normal" style:font-weight-complex="normal"/>
    </style:style>
    <style:style style:name="T5" style:family="text">
      <style:text-properties fo:font-weight="normal" officeooo:rsid="0022f0d2" fo:background-color="transparent" loext:char-shading-value="0"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cc58c"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fo:font-weight="normal" officeooo:rsid="00267216"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fo:font-weight="normal" officeooo:rsid="00270501" style:font-style-asian="italic" style:font-weight-asian="normal" style:font-style-complex="italic" style:font-weight-complex="normal"/>
    </style:style>
    <style:style style:name="T11" style:family="text">
      <style:text-properties fo:font-style="italic" style:text-underline-style="solid" style:text-underline-width="auto" style:text-underline-color="font-color" fo:font-weight="normal" officeooo:rsid="00294a96" style:font-style-asian="italic" style:font-weight-asian="normal" style:font-style-complex="italic" style:font-weight-complex="normal"/>
    </style:style>
    <style:style style:name="T12" style:family="text">
      <style:text-properties fo:font-style="italic" style:text-underline-style="solid" style:text-underline-width="auto" style:text-underline-color="font-color" fo:font-weight="normal" officeooo:rsid="003021c6" style:font-style-asian="italic" style:font-weight-asian="normal" style:font-style-complex="italic" style:font-weight-complex="normal"/>
    </style:style>
    <style:style style:name="T13" style:family="text">
      <style:text-properties fo:font-style="italic" style:text-underline-style="solid" style:text-underline-width="auto" style:text-underline-color="font-color" fo:font-weight="normal" officeooo:rsid="00310df9" style:font-style-asian="italic" style:font-weight-asian="normal" style:font-style-complex="italic" style:font-weight-complex="normal"/>
    </style:style>
    <style:style style:name="T14" style:family="text">
      <style:text-properties fo:font-style="italic" style:text-underline-style="solid" style:text-underline-width="auto" style:text-underline-color="font-color" fo:font-weight="normal" officeooo:rsid="0038ed8e" style:font-style-asian="italic" style:font-weight-asian="normal" style:font-style-complex="italic" style:font-weight-complex="normal"/>
    </style:style>
    <style:style style:name="T15" style:family="text">
      <style:text-properties fo:font-style="italic" style:text-underline-style="solid" style:text-underline-width="auto" style:text-underline-color="font-color" officeooo:rsid="002bf853" style:font-style-asian="italic" style:font-style-complex="italic"/>
    </style:style>
    <style:style style:name="T16" style:family="text">
      <style:text-properties fo:font-style="italic" style:text-underline-style="solid" style:text-underline-width="auto" style:text-underline-color="font-color" officeooo:rsid="0037fb37"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35af12"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1cc58c" style:font-style-asian="normal" style:font-weight-asian="normal" style:font-style-complex="normal" style:font-weight-complex="normal"/>
    </style:style>
    <style:style style:name="T22" style:family="text">
      <style:text-properties fo:font-style="normal" fo:font-weight="normal" officeooo:rsid="001eb566"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0267216" style:font-style-asian="normal" style:font-style-complex="normal"/>
    </style:style>
    <style:style style:name="T25" style:family="text">
      <style:text-properties fo:font-style="normal" style:text-underline-style="none" officeooo:rsid="00294a96" style:font-style-asian="normal" style:font-style-complex="normal"/>
    </style:style>
    <style:style style:name="T26" style:family="text">
      <style:text-properties fo:font-style="normal" style:text-underline-style="none" officeooo:rsid="002acdfb" style:font-style-asian="normal" style:font-style-complex="normal"/>
    </style:style>
    <style:style style:name="T27" style:family="text">
      <style:text-properties fo:font-style="normal" style:text-underline-style="none" officeooo:rsid="002b5e16" style:font-style-asian="normal" style:font-style-complex="normal"/>
    </style:style>
    <style:style style:name="T28" style:family="text">
      <style:text-properties fo:font-style="normal" style:text-underline-style="none" officeooo:rsid="002bf853" style:font-style-asian="normal" style:font-style-complex="normal"/>
    </style:style>
    <style:style style:name="T29" style:family="text">
      <style:text-properties fo:font-style="normal" style:text-underline-style="none" officeooo:rsid="002d45f9" style:font-style-asian="normal" style:font-style-complex="normal"/>
    </style:style>
    <style:style style:name="T30" style:family="text">
      <style:text-properties fo:font-style="normal" style:text-underline-style="none" officeooo:rsid="003021c6" style:font-style-asian="normal" style:font-style-complex="normal"/>
    </style:style>
    <style:style style:name="T31" style:family="text">
      <style:text-properties fo:font-style="normal" style:text-underline-style="none" officeooo:rsid="00354350" style:font-style-asian="normal" style:font-style-complex="normal"/>
    </style:style>
    <style:style style:name="T32" style:family="text">
      <style:text-properties fo:font-style="normal" style:text-underline-style="none" officeooo:rsid="0036a887" style:font-style-asian="normal" style:font-style-complex="normal"/>
    </style:style>
    <style:style style:name="T33" style:family="text">
      <style:text-properties fo:font-style="normal" style:text-underline-style="none" officeooo:rsid="0037fb37"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267216" style:font-style-asian="normal" style:font-weight-asian="normal" style:font-style-complex="normal" style:font-weight-complex="normal"/>
    </style:style>
    <style:style style:name="T36" style:family="text">
      <style:text-properties fo:font-style="normal" style:text-underline-style="none" fo:font-weight="normal" officeooo:rsid="00270501" style:font-style-asian="normal" style:font-weight-asian="normal" style:font-style-complex="normal" style:font-weight-complex="normal"/>
    </style:style>
    <style:style style:name="T37" style:family="text">
      <style:text-properties fo:font-style="normal" style:text-underline-style="none" fo:font-weight="normal" officeooo:rsid="002833e2" style:font-style-asian="normal" style:font-weight-asian="normal" style:font-style-complex="normal" style:font-weight-complex="normal"/>
    </style:style>
    <style:style style:name="T38" style:family="text">
      <style:text-properties fo:font-style="normal" style:text-underline-style="none" fo:font-weight="normal" officeooo:rsid="00294a96" style:font-style-asian="normal" style:font-weight-asian="normal" style:font-style-complex="normal" style:font-weight-complex="normal"/>
    </style:style>
    <style:style style:name="T39" style:family="text">
      <style:text-properties fo:font-style="normal" style:text-underline-style="none" fo:font-weight="normal" officeooo:rsid="002acdfb" style:font-style-asian="normal" style:font-weight-asian="normal" style:font-style-complex="normal" style:font-weight-complex="normal"/>
    </style:style>
    <style:style style:name="T40" style:family="text">
      <style:text-properties fo:font-style="normal" style:text-underline-style="none" fo:font-weight="normal" officeooo:rsid="002b5e16" style:font-style-asian="normal" style:font-weight-asian="normal" style:font-style-complex="normal" style:font-weight-complex="normal"/>
    </style:style>
    <style:style style:name="T41" style:family="text">
      <style:text-properties fo:font-style="normal" style:text-underline-style="none" fo:font-weight="normal" officeooo:rsid="002bf853" style:font-style-asian="normal" style:font-weight-asian="normal" style:font-style-complex="normal" style:font-weight-complex="normal"/>
    </style:style>
    <style:style style:name="T42" style:family="text">
      <style:text-properties fo:font-style="normal" style:text-underline-style="none" fo:font-weight="normal" officeooo:rsid="002d45f9" style:font-style-asian="normal" style:font-weight-asian="normal" style:font-style-complex="normal" style:font-weight-complex="normal"/>
    </style:style>
    <style:style style:name="T43" style:family="text">
      <style:text-properties fo:font-style="normal" style:text-underline-style="none" fo:font-weight="normal" officeooo:rsid="002ed018" style:font-style-asian="normal" style:font-weight-asian="normal" style:font-style-complex="normal" style:font-weight-complex="normal"/>
    </style:style>
    <style:style style:name="T44" style:family="text">
      <style:text-properties fo:font-style="normal" style:text-underline-style="none" fo:font-weight="normal" officeooo:rsid="003021c6" style:font-style-asian="normal" style:font-weight-asian="normal" style:font-style-complex="normal" style:font-weight-complex="normal"/>
    </style:style>
    <style:style style:name="T45" style:family="text">
      <style:text-properties fo:font-style="normal" style:text-underline-style="none" fo:font-weight="normal" officeooo:rsid="00310df9" style:font-style-asian="normal" style:font-weight-asian="normal" style:font-style-complex="normal" style:font-weight-complex="normal"/>
    </style:style>
    <style:style style:name="T46" style:family="text">
      <style:text-properties fo:font-style="normal" style:text-underline-style="none" fo:font-weight="normal" officeooo:rsid="0032a2b1" style:font-style-asian="normal" style:font-weight-asian="normal" style:font-style-complex="normal" style:font-weight-complex="normal"/>
    </style:style>
    <style:style style:name="T47" style:family="text">
      <style:text-properties fo:font-style="normal" style:text-underline-style="none" fo:font-weight="normal" officeooo:rsid="0033fa6f" style:font-style-asian="normal" style:font-weight-asian="normal" style:font-style-complex="normal" style:font-weight-complex="normal"/>
    </style:style>
    <style:style style:name="T48" style:family="text">
      <style:text-properties fo:font-style="normal" style:text-underline-style="none" fo:font-weight="normal" officeooo:rsid="00354350" style:font-style-asian="normal" style:font-weight-asian="normal" style:font-style-complex="normal" style:font-weight-complex="normal"/>
    </style:style>
    <style:style style:name="T49" style:family="text">
      <style:text-properties fo:font-style="normal" style:text-underline-style="none" fo:font-weight="normal" officeooo:rsid="0036a887" style:font-style-asian="normal" style:font-weight-asian="normal" style:font-style-complex="normal" style:font-weight-complex="normal"/>
    </style:style>
    <style:style style:name="T50" style:family="text">
      <style:text-properties fo:font-style="normal" style:text-underline-style="none" fo:font-weight="normal" officeooo:rsid="0037fb37" style:font-style-asian="normal" style:font-weight-asian="normal" style:font-style-complex="normal" style:font-weight-complex="normal"/>
    </style:style>
    <style:style style:name="T51" style:family="text">
      <style:text-properties fo:font-style="normal" style:text-underline-style="none" fo:font-weight="normal" officeooo:rsid="0038ed8e" style:font-style-asian="normal" style:font-weight-asian="normal" style:font-style-complex="normal" style:font-weight-complex="normal"/>
    </style:style>
    <style:style style:name="T52" style:family="text">
      <style:text-properties fo:font-style="normal" style:text-underline-style="none" fo:font-weight="normal" officeooo:rsid="003b3903" style:font-style-asian="normal" style:font-weight-asian="normal" style:font-style-complex="normal" style:font-weight-complex="normal"/>
    </style:style>
    <style:style style:name="T53" style:family="text">
      <style:text-properties officeooo:rsid="0022f0d2"/>
    </style:style>
    <style:style style:name="T54" style:family="text">
      <style:text-properties style:text-underline-style="none" officeooo:rsid="0022f0d2"/>
    </style:style>
    <style:style style:name="T55" style:family="text">
      <style:text-properties fo:background-color="transparent" loext:char-shading-value="0"/>
    </style:style>
    <style:style style:name="T56" style:family="text">
      <style:text-properties fo:color="#ff3300" fo:font-weight="normal" officeooo:rsid="0022f0d2" fo:background-color="transparent" loext:char-shading-value="0" style:font-weight-asian="normal" style:font-weight-complex="normal"/>
    </style:style>
    <style:style style:name="T57" style:family="text">
      <style:text-properties fo:color="#ff3300" style:font-name="Arial" fo:font-size="8pt" fo:font-style="normal" style:text-underline-style="none" fo:font-weight="normal" officeooo:rsid="0039f85e" style:font-size-asian="8pt" style:font-style-asian="normal" style:font-weight-asian="normal" style:font-size-complex="8pt" style:font-style-complex="normal" style:font-weight-complex="normal"/>
    </style:style>
    <style:style style:name="T58" style:family="text">
      <style:text-properties style:use-window-font-color="true" style:font-name="Arial" fo:font-size="8pt" fo:font-style="normal" style:text-underline-style="none" fo:font-weight="normal" style:font-size-asian="8pt" style:font-style-asian="normal" style:font-weight-asian="normal" style:font-size-complex="8pt" style:font-style-complex="normal" style:font-weight-complex="normal"/>
    </style:style>
    <style:style style:name="T59" style:family="text">
      <style:text-properties style:use-window-font-color="true" style:font-name="Arial" fo:font-size="8pt" fo:font-style="normal" style:text-underline-style="none" fo:font-weight="normal" officeooo:rsid="003b3903" style:font-size-asian="8pt" style:font-style-asian="normal" style:font-weight-asian="normal" style:font-size-complex="8pt" style:font-style-complex="normal" style:font-weight-complex="normal"/>
    </style:style>
    <style:style style:name="T60" style:family="text">
      <style:text-properties style:use-window-font-color="true" style:font-name="Arial" fo:font-size="8pt" fo:font-style="normal" style:text-underline-style="none" fo:font-weight="normal" officeooo:rsid="003eb000" style:font-size-asian="8pt" style:font-style-asian="normal" style:font-weight-asian="normal" style:font-size-complex="8pt" style:font-style-complex="normal" style:font-weight-complex="normal"/>
    </style:style>
    <style:style style:name="T61" style:family="text">
      <style:text-properties style:use-window-font-color="true" style:font-name="Arial" fo:font-size="8pt" fo:font-style="normal" style:text-underline-style="none" fo:font-weight="bold" style:font-size-asian="8pt" style:font-style-asian="normal" style:font-weight-asian="bold" style:font-size-complex="8pt" style:font-style-complex="normal" style:font-weight-complex="bold"/>
    </style:style>
    <style:style style:name="T62" style:family="text">
      <style:text-properties style:use-window-font-color="true" style:font-name="Arial" fo:font-size="8pt" fo:font-style="normal" style:text-underline-style="none" style:font-size-asian="8pt" style:font-style-asian="normal" style:font-size-complex="8pt" style:font-style-complex="normal"/>
    </style:style>
    <style:style style:name="T63" style:family="text">
      <style:text-properties style:use-window-font-color="true" style:font-name="Arial" fo:font-size="8pt" fo:font-style="normal" style:text-underline-style="none" officeooo:rsid="003eb000" style:font-size-asian="8pt" style:font-style-asian="normal" style:font-size-complex="8pt" style:font-style-complex="normal"/>
    </style:style>
    <style:style style:name="T64" style:family="text">
      <style:text-properties style:use-window-font-color="true" style:font-name="Arial" fo:font-size="8pt" fo:font-style="normal" style:text-underline-style="none" officeooo:rsid="003f06d4" style:font-size-asian="8pt" style:font-style-asian="normal" style:font-size-complex="8pt" style:font-style-complex="normal"/>
    </style:style>
    <style:style style:name="T65" style:family="text">
      <style:text-properties style:use-window-font-color="true" style:font-name="Arial" fo:font-size="8pt" fo:font-style="normal" style:text-underline-style="none" officeooo:rsid="004224ea" style:font-size-asian="8pt" style:font-style-asian="normal" style:font-size-complex="8pt" style:font-style-complex="normal"/>
    </style:style>
    <style:style style:name="T66" style:family="text">
      <style:text-properties style:use-window-font-color="true" style:font-name="Arial" fo:font-size="8pt" fo:font-style="normal" style:text-underline-style="none" officeooo:rsid="0043e723" style:font-size-asian="8pt" style:font-style-asian="normal" style:font-size-complex="8pt" style:font-style-complex="normal"/>
    </style:style>
    <style:style style:name="T67" style:family="text">
      <style:text-properties style:use-window-font-color="true" style:font-name="Arial" fo:font-size="8pt" fo:font-style="italic"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T68" style:family="text">
      <style:text-properties style:use-window-font-color="true" style:font-name="Arial" fo:font-size="8pt" fo:font-style="italic" style:text-underline-style="solid" style:text-underline-width="auto" style:text-underline-color="font-color" fo:font-weight="bold" officeooo:rsid="003b3903" style:font-size-asian="8pt" style:font-style-asian="italic" style:font-weight-asian="bold" style:font-size-complex="8pt" style:font-style-complex="italic" style:font-weight-complex="bold"/>
    </style:style>
    <style:style style:name="T69" style:family="text">
      <style:text-properties style:use-window-font-color="true" style:font-name="Arial" fo:font-size="8pt" fo:font-style="italic" style:text-underline-style="solid" style:text-underline-width="auto" style:text-underline-color="font-color" fo:font-weight="normal" style:font-size-asian="8pt" style:font-style-asian="italic" style:font-weight-asian="normal" style:font-size-complex="8pt" style:font-style-complex="italic" style:font-weight-complex="normal"/>
    </style:style>
    <style:style style:name="T70" style:family="text">
      <style:text-properties style:use-window-font-color="true" style:font-name="Arial" fo:font-size="8pt" fo:font-style="italic" style:text-underline-style="solid" style:text-underline-width="auto" style:text-underline-color="font-color" fo:font-weight="normal" officeooo:rsid="003eb000" style:font-size-asian="8pt" style:font-style-asian="italic" style:font-weight-asian="normal" style:font-size-complex="8pt" style:font-style-complex="italic" style:font-weight-complex="normal"/>
    </style:style>
    <style:style style:name="T71" style:family="text">
      <style:text-properties style:use-window-font-color="true" style:font-name="Arial" fo:font-size="8pt" fo:font-style="italic" style:text-underline-style="solid" style:text-underline-width="auto" style:text-underline-color="font-color" officeooo:rsid="003f06d4" style:font-size-asian="8pt" style:font-style-asian="italic" style:font-size-complex="8pt" style:font-style-complex="italic"/>
    </style:style>
    <style:style style:name="T72" style:family="text">
      <style:text-properties style:use-window-font-color="true" style:font-name="Arial" fo:font-size="8pt" style:font-size-asian="8pt" style:font-size-complex="8pt"/>
    </style:style>
    <style:style style:name="T73" style:family="text">
      <style:text-properties style:use-window-font-color="true" style:font-name="Arial" fo:font-size="8pt" officeooo:rsid="004224ea" style:font-size-asian="8pt" style:font-size-complex="8pt"/>
    </style:style>
    <style:style style:name="T74" style:family="text">
      <style:text-properties style:use-window-font-color="true" style:font-name="Arial" fo:font-size="8pt" fo:font-weight="bold" style:font-size-asian="8pt" style:font-weight-asian="bold" style:font-size-complex="8pt" style:font-weight-complex="bold"/>
    </style:style>
    <style:style style:name="T75" style:family="text">
      <style:text-properties style:use-window-font-color="true" style:font-name="Arial" fo:font-size="8pt" fo:font-weight="bold" officeooo:rsid="0040b335" style:font-size-asian="8pt" style:font-weight-asian="bold" style:font-size-complex="8pt" style:font-weight-complex="bold"/>
    </style:style>
    <style:style style:name="T76" style:family="text">
      <style:text-properties style:use-window-font-color="true" style:font-name="Arial" fo:font-size="8pt" style:text-underline-style="none" style:font-size-asian="8pt"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Creating a network app: </text:span>write programs that run on different end systems, communicate over network. No need to write software for network core devices <text:span text:style-name="T1">because network core devices do not run user applications. Applications on end systems allows for rapid app development propagation</text:span></text:p>
      <text:p text:style-name="P2">Application architectures<text:span text:style-name="T3"> possible structures </text:span><text:span text:style-name="T6">client/server:</text:span><text:span text:style-name="T3"> Server always on host, permanent IP address, data center for scaling Clients: communication with server may be intermittently connected, may have dynamic IP, do not communicate directly with each other <text:s/></text:span><text:span text:style-name="T6">P2P: n</text:span><text:span text:style-name="T20">o always on server, arbitra</text:span><text:span text:style-name="T21">r</text:span><text:span text:style-name="T20">y en</text:span><text:span text:style-name="T21">d</text:span><text:span text:style-name="T20"> systems </text:span><text:span text:style-name="T21">directly communicate, peers request service from other peers, provide service in return to other peers. </text:span><text:span text:style-name="T7">Self scalability-</text:span><text:span text:style-name="T21">new peers bring new service capacity, as well as new service demands. </text:span></text:p>
      <text:p text:style-name="P3"><text:span text:style-name="T19">Processes communicating: </text:span><text:span text:style-name="T6">process </text:span><text:span text:style-name="T20">program running within a host. Within same host process use inter process communication. Processes in different hosts communicate by exchanging messages. </text:span><text:span text:style-name="T6">Client process –</text:span><text:span text:style-name="T20"> communication initiator. </text:span><text:span text:style-name="T6">Server ­ </text:span><text:span text:style-name="T20"><text:s/>waits to be contacted.</text:span></text:p>
      <text:p text:style-name="P4"><text:span text:style-name="T19">Sockets</text:span><text:span text:style-name="T20">: processes send/receive messages to/from socket. Sending process pushes the message out door and relies on transport infrastructure to deliver the message</text:span></text:p>
      <text:p text:style-name="P4"><text:span text:style-name="T19">Addressing processes: </text:span><text:span text:style-name="T20">to receive messages processes must have identifier </text:span><text:span text:style-name="T22">(includes IP and port numbers associated with process on host)</text:span><text:span text:style-name="T20">. Host device has unique 32 bit IP address. </text:span><text:span text:style-name="T22">Port 80 HTTP, 25 SMTP</text:span></text:p>
      <text:p text:style-name="P5"><text:span text:style-name="T19">App-layer protocol defines: </text:span><text:span text:style-name="T20"><text:s/>types of messages exchanged (request,response), syntax(field and delineation), semantics(meaning), rules (when and how send and respond to msg), open protocols(defined in RFC, allows for interoperability HTTP,SMTP) proprietary protocols (skype)</text:span></text:p>
      <text:p text:style-name="P5"><text:span text:style-name="T19">Transport service needed: </text:span><text:span text:style-name="T20">Reliable data transfer (some apps neeed 100% some can tolerate loss) Timing(some apps require low delay) Throughput,Security(encryption, data integrity)</text:span></text:p>
      <table:table table:name="Table1" table:style-name="Table1">
        <table:table-column table:style-name="Table1.A" table:number-columns-repeated="3"/>
        <table:table-column table:style-name="Table1.D"/>
        <table:table-row>
          <table:table-cell table:style-name="Table1.A1" office:value-type="string">
            <text:p text:style-name="P16">app</text:p>
          </table:table-cell>
          <table:table-cell table:style-name="Table1.A1" office:value-type="string">
            <text:p text:style-name="P16">Data loss</text:p>
          </table:table-cell>
          <table:table-cell table:style-name="Table1.A1" office:value-type="string">
            <text:p text:style-name="P16">throughp</text:p>
          </table:table-cell>
          <table:table-cell table:style-name="Table1.D1" office:value-type="string">
            <text:p text:style-name="P16">Sensititivit <text:s/>t</text:p>
          </table:table-cell>
        </table:table-row>
        <table:table-row>
          <table:table-cell table:style-name="Table1.A2" office:value-type="string">
            <text:p text:style-name="P16">transfer</text:p>
          </table:table-cell>
          <table:table-cell table:style-name="Table1.A2" office:value-type="string">
            <text:p text:style-name="P16">No loss</text:p>
          </table:table-cell>
          <table:table-cell table:style-name="Table1.A2" office:value-type="string">
            <text:p text:style-name="P16">elastic</text:p>
          </table:table-cell>
          <table:table-cell table:style-name="Table1.D2" office:value-type="string">
            <text:p text:style-name="P16">no</text:p>
          </table:table-cell>
        </table:table-row>
        <table:table-row>
          <table:table-cell table:style-name="Table1.A2" office:value-type="string">
            <text:p text:style-name="P16">email</text:p>
          </table:table-cell>
          <table:table-cell table:style-name="Table1.A2" office:value-type="string">
            <text:p text:style-name="P16">No loss</text:p>
          </table:table-cell>
          <table:table-cell table:style-name="Table1.A2" office:value-type="string">
            <text:p text:style-name="P16">elastic</text:p>
          </table:table-cell>
          <table:table-cell table:style-name="Table1.D2" office:value-type="string">
            <text:p text:style-name="P16">no</text:p>
          </table:table-cell>
        </table:table-row>
        <table:table-row>
          <table:table-cell table:style-name="Table1.A2" office:value-type="string">
            <text:p text:style-name="P16">Web doc</text:p>
          </table:table-cell>
          <table:table-cell table:style-name="Table1.A2" office:value-type="string">
            <text:p text:style-name="P16">No loss</text:p>
          </table:table-cell>
          <table:table-cell table:style-name="Table1.A2" office:value-type="string">
            <text:p text:style-name="P16">elastic</text:p>
          </table:table-cell>
          <table:table-cell table:style-name="Table1.D2" office:value-type="string">
            <text:p text:style-name="P16">no</text:p>
          </table:table-cell>
        </table:table-row>
        <table:table-row>
          <table:table-cell table:style-name="Table1.A2" office:value-type="string">
            <text:p text:style-name="P16">Aud/Vi RT </text:p>
          </table:table-cell>
          <table:table-cell table:style-name="Table1.A2" office:value-type="string">
            <text:p text:style-name="P16">tolerant</text:p>
          </table:table-cell>
          <table:table-cell table:style-name="Table1.A2" office:value-type="string">
            <text:p text:style-name="P15">A5k-1M</text:p>
          </table:table-cell>
          <table:table-cell table:style-name="Table1.D2" office:value-type="string">
            <text:p text:style-name="P16">100 msec</text:p>
          </table:table-cell>
        </table:table-row>
        <table:table-row>
          <table:table-cell table:style-name="Table1.A2" office:value-type="string">
            <text:p text:style-name="P16">Aud/Vi ST</text:p>
          </table:table-cell>
          <table:table-cell table:style-name="Table1.A2" office:value-type="string">
            <text:p text:style-name="P16">tolerant</text:p>
          </table:table-cell>
          <table:table-cell table:style-name="Table1.A2" office:value-type="string">
            <text:p text:style-name="P16">V10k -5M</text:p>
          </table:table-cell>
          <table:table-cell table:style-name="Table1.D2" office:value-type="string">
            <text:p text:style-name="P16">Few sec</text:p>
          </table:table-cell>
        </table:table-row>
        <table:table-row>
          <table:table-cell table:style-name="Table1.A2" office:value-type="string">
            <text:p text:style-name="P16">Games</text:p>
          </table:table-cell>
          <table:table-cell table:style-name="Table1.A2" office:value-type="string">
            <text:p text:style-name="P16">tolerant</text:p>
          </table:table-cell>
          <table:table-cell table:style-name="Table1.A2" office:value-type="string">
            <text:p text:style-name="P16">Few k</text:p>
          </table:table-cell>
          <table:table-cell table:style-name="Table1.D2" office:value-type="string">
            <text:p text:style-name="P16">100 msec</text:p>
          </table:table-cell>
        </table:table-row>
        <table:table-row>
          <table:table-cell table:style-name="Table1.A2" office:value-type="string">
            <text:p text:style-name="P16">Txt msg</text:p>
          </table:table-cell>
          <table:table-cell table:style-name="Table1.A2" office:value-type="string">
            <text:p text:style-name="P16">No loss</text:p>
          </table:table-cell>
          <table:table-cell table:style-name="Table1.A2" office:value-type="string">
            <text:p text:style-name="P16">elastic</text:p>
          </table:table-cell>
          <table:table-cell table:style-name="Table1.D2" office:value-type="string">
            <text:p text:style-name="P16">Yes &amp; no</text:p>
          </table:table-cell>
        </table:table-row>
      </table:table>
      <text:p text:style-name="P18"/>
      <text:p text:style-name="P6">Internet transport protocols:TCP<text:span text:style-name="T3"> (Transmission control) reliable send-receive </text:span><text:span text:style-name="T56">flow control</text:span><text:span text:style-name="T5"> </text:span><text:span text:style-name="T4">(sender won’t overwhelm receiver), </text:span><text:span text:style-name="T56">congestion control</text:span><text:span text:style-name="T55"> </text:span><text:span text:style-name="T5">(throttle sender when network overlaoded), does not provide timing (minimum thrput guaranteed, secutity), connection oriented (setup required between client/server) </text:span><text:span text:style-name="T54">U</text:span>DP <text:span text:style-name="T53">(</text:span><text:span text:style-name="T4">user datagram) unreliable, no flow and congestion control</text:span></text:p>
      <table:table table:name="Table2" table:style-name="Table2">
        <table:table-column table:style-name="Table2.A"/>
        <table:table-column table:style-name="Table2.B"/>
        <table:table-column table:style-name="Table2.C"/>
        <table:table-row>
          <table:table-cell table:style-name="Table2.A1" office:value-type="string">
            <text:p text:style-name="P17">app</text:p>
          </table:table-cell>
          <table:table-cell table:style-name="Table2.A1" office:value-type="string">
            <text:p text:style-name="P17">Layer protoc</text:p>
          </table:table-cell>
          <table:table-cell table:style-name="Table2.C1" office:value-type="string">
            <text:p text:style-name="P17">Transport</text:p>
          </table:table-cell>
        </table:table-row>
        <table:table-row>
          <table:table-cell table:style-name="Table2.A2" office:value-type="string">
            <text:p text:style-name="P17">email</text:p>
          </table:table-cell>
          <table:table-cell table:style-name="Table2.A2" office:value-type="string">
            <text:p text:style-name="P17">SMTP (RFC2821)</text:p>
          </table:table-cell>
          <table:table-cell table:style-name="Table2.C2" office:value-type="string">
            <text:p text:style-name="P17">TCP</text:p>
          </table:table-cell>
        </table:table-row>
        <table:table-row>
          <table:table-cell table:style-name="Table2.A2" office:value-type="string">
            <text:p text:style-name="P17">ssh</text:p>
          </table:table-cell>
          <table:table-cell table:style-name="Table2.A2" office:value-type="string">
            <text:p text:style-name="P17">Telnet (RFC 854)</text:p>
          </table:table-cell>
          <table:table-cell table:style-name="Table2.C2" office:value-type="string">
            <text:p text:style-name="P17">TCP</text:p>
          </table:table-cell>
        </table:table-row>
        <table:table-row>
          <table:table-cell table:style-name="Table2.A2" office:value-type="string">
            <text:p text:style-name="P17">web</text:p>
          </table:table-cell>
          <table:table-cell table:style-name="Table2.A2" office:value-type="string">
            <text:p text:style-name="P17">HTTP (RFC 2616)</text:p>
          </table:table-cell>
          <table:table-cell table:style-name="Table2.C2" office:value-type="string">
            <text:p text:style-name="P17">TCP</text:p>
          </table:table-cell>
        </table:table-row>
        <table:table-row>
          <table:table-cell table:style-name="Table2.A2" office:value-type="string">
            <text:p text:style-name="P17">File transfer</text:p>
          </table:table-cell>
          <table:table-cell table:style-name="Table2.A2" office:value-type="string">
            <text:p text:style-name="P17">FTP(RFC 959)</text:p>
          </table:table-cell>
          <table:table-cell table:style-name="Table2.C2" office:value-type="string">
            <text:p text:style-name="P17">TCP/UDP</text:p>
          </table:table-cell>
        </table:table-row>
        <table:table-row>
          <table:table-cell table:style-name="Table2.A2" office:value-type="string">
            <text:p text:style-name="P17">stream</text:p>
          </table:table-cell>
          <table:table-cell table:style-name="Table2.A2" office:value-type="string">
            <text:p text:style-name="P17">HTTP/RTP (YT, 1889)</text:p>
          </table:table-cell>
          <table:table-cell table:style-name="Table2.C2" office:value-type="string">
            <text:p text:style-name="P17">TCP/UDP</text:p>
          </table: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17">telephon</text:p>
          </table:table-cell>
          <table:table-cell table:style-name="Table3.A1" office:value-type="string">
            <text:p text:style-name="P17">SIP.RTP (Skype)</text:p>
          </table:table-cell>
          <table:table-cell table:style-name="Table3.C1" office:value-type="string">
            <text:p text:style-name="P17">TCP/UDP</text:p>
          </table:table-cell>
        </table:table-row>
      </table:table>
      <text:p text:style-name="P7">Securing TCP: <text:span text:style-name="T8">TCP and UDP</text:span><text:span text:style-name="T3"> no encryption, pswd clear text. </text:span><text:span text:style-name="T8">SSL</text:span><text:span text:style-name="T34"> encryption (att appl layer), data integrity, end point authentication.</text:span><text:span text:style-name="T8"> SSL Socket API </text:span><text:span text:style-name="T34"><text:s/>encrypt pswd</text:span></text:p>
      <text:p text:style-name="P7"><text:span text:style-name="T23">WEB and HTTP: </text:span><text:span text:style-name="T34">web page – objects as html(includes several referenced objects), jpeg,java applets, audio ..</text:span></text:p>
      <text:p text:style-name="P7"><text:span text:style-name="T23">HTTP(hypertext transfer protocol): </text:span><text:span text:style-name="T34">web app layer protocol. Client/server (client browser that requests receives and display web objects.</text:span><text:span text:style-name="T35">)</text:span><text:span text:style-name="T34"> Server-sends objects to requester. </text:span><text:span text:style-name="T24">Overview:</text:span><text:span text:style-name="T35">Uses TCP client initiate TCP connect(create socket) Server accepts TCP. Messages exchanged (browser-web server). TCP connection closed. Stateless-server maintains no information about past clients. </text:span><text:span text:style-name="T24">Connections: </text:span><text:span text:style-name="T35"><text:s/>n</text:span><text:span text:style-name="T9">on persistent </text:span><text:span text:style-name="T35">at most one object sent over TCP then close. Multiple download require multiple connections. </text:span><text:span text:style-name="T10">Response time = 2RTT +file trasmission time.</text:span><text:span text:style-name="T36"> (one RTT to initiate connection and one for HTTP request and first few bytes on response to return) RTT time for packet to go to server and back%. </text:span><text:span text:style-name="T9">Persistent </text:span><text:span text:style-name="T35">multiple objects one TCP connection. </text:span><text:span text:style-name="T37">Server leaves connection open after sending response. Needs one RTT fo all the referenced objects.</text:span></text:p>
      <text:p text:style-name="P8"><text:span text:style-name="T24">H</text:span><text:span text:style-name="T23">TTP Request Message:</text:span><text:span text:style-name="T34"> (request , response)Post-input uploaded to server. URL uses GET. </text:span><text:span text:style-name="T38">PUT uploads file in entity body to URL path. DELETE deletes specified field. HEAD similar to get except server must not return a message body. </text:span><text:span text:style-name="T11">Response Status code</text:span><text:span text:style-name="T38"> 200 ok, 301 moved permanently, 400 bad request, 404 Not Found, 505 Version not supported.</text:span></text:p>
      <text:p text:style-name="P9"><text:span text:style-name="T25">U</text:span><text:span text:style-name="T23">ser-server state-cookies: </text:span><text:span text:style-name="T34">initial HTTP at arrival creates unique ID and Entry in backend DB <text:s/>for ID. Cookies have Header line of HTTP </text:span><text:span text:style-name="T39">1) </text:span><text:span text:style-name="T34">response msg </text:span><text:span text:style-name="T39">2) request msg 3 cookie file kept on user host managed by user browser. 4 BE DB at web site. </text:span><text:span text:style-name="T26">Cookies used for: </text:span><text:span text:style-name="T39">authorization, shopping carts, recommendations, user session state. </text:span><text:span text:style-name="T27">Web Caches (proxy server) </text:span><text:span text:style-name="T40"><text:s/>goal satisfy client request without involving origin serrver. User sets browser. Browser sends all HTTP request to cache. If object found in the cache return else cache request object from origin server. Cache act as both server and client. Typically installed by ISP. Web caching reduces response time, traffic on an access link. Caching example: obj size =100 request rate browser-server 15 sec. Avg data rate to browser </text:span><text:span text:style-name="T41">100 * 15 sec = 1500kbps =1.50 Mbps. LAN access link = 10 Mbps RTT from router to any origin server 2 sec, access link rate =1.54 =&gt; </text:span><text:span text:style-name="T15">LAN util </text:span><text:span text:style-name="T41">=(1.5Mbps/10Mbps) * 100=15% </text:span><text:span text:style-name="T15">access link util</text:span><text:span text:style-name="T41">= (1.5/1.54) </text:span><text:span text:style-name="T28">100= </text:span><text:span text:style-name="T29">97%. total delay = Internet delay + access dekay + LAN delay = 2 sec + minutes +usec= minutes. Fatter acces link (access link rate =154 Mbps): <text:s/>lan util the same. Access link util = 0.99% <text:s/>but to increase access speed is not cheap. Install local cache: </text:span><text:span text:style-name="T42">Lan = 15% cache hit rate =0.4. </text:span><text:span text:style-name="T43">60% use access link. Data rate to browser over access link = 0.6*1.5 =.9, util =0.9/1.54 =.58. total delay 0.6 *delay from origin serve +0.4 *delay when hit cache = 0.6*(2.01) + 0.4 (0.01) =~1.2 sec. </text:span><text:span text:style-name="T30">Conditional GET: </text:span><text:span text:style-name="T44"><text:s/>don’t send object if cache up to date. Uses if modified since to check up to date. </text:span><text:span text:style-name="T30">ELECTRONIC MAIL:</text:span><text:span text:style-name="T44"> </text:span><text:span text:style-name="T12">user agents,</text:span><text:span text:style-name="T44">(mail reader,composing,editing,reading,outgoing, incoming)</text:span><text:span text:style-name="T12"> mail servers</text:span><text:span text:style-name="T44">(mailbox contains incoming messages, message queue,SMTP protocol between mail servers to send email msg)</text:span><text:span text:style-name="T12">, simple mail transfer protocol (SMTP </text:span><text:span text:style-name="T13">port 25</text:span><text:span text:style-name="T12">).</text:span><text:span text:style-name="T44"> </text:span><text:span text:style-name="T45">SMTP uses direct transfer(sending server to receiving server), three phases of transfer (handshaking, transfer,closure), command/response interaction (commands- ASCII, response-status code and phrase), msg must be in 7-bit ASCII.</text:span><text:span text:style-name="T46">Uses CRLF.CRLF to determine end of msg. </text:span><text:a xlink:type="simple" xlink:href="http://pull/" text:style-name="Internet_20_link" text:visited-style-name="Visited_20_Internet_20_Link">HTTP:pull</text:a><text:span text:style-name="T46">, SMTP:Push. HTTP each object encapsulated in its own response msg. SMT multiple objects sent in multipart </text:span><text:span text:style-name="T47">msg</text:span><text:span text:style-name="T46">.</text:span></text:p>
      <text:p text:style-name="P10"><text:span text:style-name="T23">Mail message format: </text:span><text:span text:style-name="T34">SMTP protocol for exchanging email msg. RFC 822: standard for txt msg format. Header line (TO,FROM,SUBJECT) different from SMTP(MAIL FROM, RCPT TO: commands) Body:ASCII only</text:span></text:p>
      <text:p text:style-name="P10"><text:span text:style-name="T23">Mail access protocols: SMTP </text:span><text:span text:style-name="T34">(delivery/storage to receivers server, retrieve mail form server)</text:span><text:span text:style-name="T23"> POP</text:span><text:span text:style-name="T34">(Post Office Protocol RFC 1939 authorization, download)</text:span><text:span text:style-name="T23"> IMAP</text:span><text:span text:style-name="T34">(Internet Mail Access Protocol RFC 1730, more features including manipulation of stored messages on server) </text:span><text:span text:style-name="T23"><text:s/>HTTP </text:span><text:span text:style-name="T34">(gmail,hotmail,Yahoo!Mail)</text:span><text:span text:style-name="T23">, </text:span><text:span text:style-name="T31">POP3</text:span><text:span text:style-name="T48"> (1)authorization phase-cleint cmds user,pass. Server response ok or err. 2)Transaction phase client list: list msg num, retr:retrieve msg num, delete:delete, quit, 3) Update phase)</text:span></text:p>
      <text:p text:style-name="P11"><text:span text:style-name="T23">POP3 andIMAP: </text:span><text:span text:style-name="T34">POP3 download and keep copies of msg on different clients, is stateless. IMAP keeps all messages in one place <text:s/>(at server) allow user to organize msg n folders, keep user state across sessions, permits user agent to obtain components of msg.</text:span></text:p>
      <text:p text:style-name="P11"><text:span text:style-name="T23">User Agent →</text:span><text:span text:style-name="T17">SMTP </text:span><text:span text:style-name="T23">→ Senders email server → </text:span><text:span text:style-name="T17">SMTP </text:span><text:span text:style-name="T18">→ </text:span><text:span text:style-name="T23"><text:s/></text:span><text:span text:style-name="T17">receiver </text:span><text:span text:style-name="T23">mail server →</text:span><text:span text:style-name="T17">POP3/IMAP/HTTP</text:span><text:span text:style-name="T23">→user agent</text:span></text:p>
      <text:p text:style-name="P19"/>
      <text:p text:style-name="P12"><text:span text:style-name="T23">DNS Domain name System: </text:span><text:span text:style-name="T8">distributed DB: </text:span><text:span text:style-name="T34"><text:s/>implemented in hierarchy of many servers, </text:span><text:span text:style-name="T8">app layer protocol: </text:span><text:span text:style-name="T34"><text:s/>allows hosts to query the distributed db.</text:span></text:p>
      <text:p text:style-name="P12"><text:span text:style-name="T23">DNS Services: </text:span><text:span text:style-name="T34"><text:s/>hostname to IP translation, host aliasing (makes name shorter ), mail service aliasing, load distribution.</text:span></text:p>
      <text:p text:style-name="P12"><text:span text:style-name="T23">DNS Structure: </text:span><text:span text:style-name="T34">not centralize to avoid one single pointof failure, traffic volume, distant centralized DB, maintenance:Does not scale. There is a root DNS server that branches to .com, .org, .edu ...Dns servers </text:span><text:span text:style-name="T49">which are also branched to specific servers(amazon.com,ebay.com). </text:span><text:span text:style-name="T32">DNS root name servers: </text:span><text:span text:style-name="T49">contactred by local name servers that cannot resolve name, root name server(known authoritative name server if name mapping not known, get mapping, return mapping to local name server).</text:span></text:p>
      <text:p text:style-name="P13"><text:span text:style-name="T23">TLD(Top level domain: </text:span><text:span text:style-name="T34">responsible for com, org, net, edu, aero,j jobs, museum, and all top level country domains .fr, .ca. .jp , network solution maintains servers for .com TLD, educause </text:span><text:span text:style-name="T23"><text:s/>for .edu TLD</text:span></text:p>
      <text:p text:style-name="P13"><text:span text:style-name="T23">authoritative servers: </text:span><text:span text:style-name="T34">Organization’s own DNS server, providing authoritative hostname to IP mappings for org name hosts. Can be maintained by organization or service provider. </text:span><text:span text:style-name="T33">Local DNS name server: 1) </text:span><text:span text:style-name="T50">doesn’t strictly belong to hierarchy,2) each ISP has one default name server 3) queries made by host are sent to l</text:span><text:span text:style-name="T16">ocal DNS servers</text:span><text:span text:style-name="T50"> which has local cache of recent name-to-address translation pairs and acts as a proxy. </text:span><text:span text:style-name="T14">Iterated query: </text:span><text:span text:style-name="T51"><text:s/>asks the root server which replies I do not know this name, but ask this server (from the branch) <text:s/></text:span><text:span text:style-name="T14">recursive query: </text:span><text:span text:style-name="T51">puts burden of name resolution on contacted name server. The root servers has t find the name.</text:span></text:p>
      <text:p text:style-name="P14"><text:span text:style-name="T23">DNS caching, updating records:(RFC 2136) </text:span><text:span text:style-name="T34">once name server learns mapping it caches mapping (cache entries timeout after some time(TTL), TLD Servers typically cached in local name servers so often root servers often is not visited). Cached entries may be outdated(host name changed IP, but known only TTL expires )</text:span></text:p>
      <text:p text:style-name="P20">DNS RECORDS: <text:span text:style-name="T34">RR format (name, value, type, </text:span><text:span text:style-name="T52">ttl)</text:span></text:p>
      <text:p text:style-name="P21"><text:span text:style-name="T57"><text:s/></text:span><text:span text:style-name="T68">type =A </text:span><text:span text:style-name="T59">name is hostname value is IP adress</text:span></text:p>
      <text:p text:style-name="P22"><text:span text:style-name="T58">t</text:span><text:span text:style-name="T67">ype = NS</text:span><text:span text:style-name="T58"> name is domain value is hostname of authoritative name server domain </text:span></text:p>
      <text:p text:style-name="P22"><text:span text:style-name="T67">type = CNAME </text:span><text:span text:style-name="T58">name is alias(“real name”) value is cannonical name</text:span></text:p>
      <text:p text:style-name="P22"><text:span text:style-name="T67">type = MX </text:span><text:span text:style-name="T58">value is name of mail server associated with name</text:span></text:p>
      <text:p text:style-name="P23"><text:span text:style-name="T58">examples (test.com, 192.1.2.0, A, 100s) <text:s text:c="3"/>(test.com,dns.test.com,NS,100s)</text:span></text:p>
      <text:p text:style-name="P23"><text:span text:style-name="T58">(test.com, hard-to-remember-name.test.com, 100s)</text:span></text:p>
      <text:p text:style-name="P23"><text:span text:style-name="T58">(test.com, mail.test.com, MX,100s)</text:span></text:p>
      <text:p text:style-name="P24"><text:span text:style-name="T62">DNS Protocol,messages: </text:span><text:span text:style-name="T58">query and reply messages, both with the same msg format. </text:span><text:span text:style-name="T69">Identification: </text:span><text:span text:style-name="T58">16 bit # for query, reply to query uses same #. </text:span><text:soft-page-break/><text:span text:style-name="T69">flags: </text:span><text:span text:style-name="T58"><text:s/>query or reply, recursion desired, recusrion available, reply is authoritative.</text:span></text:p>
      <text:p text:style-name="P25"><text:span text:style-name="T62">Attacking DNS</text:span><text:span text:style-name="T58">: </text:span><text:span text:style-name="T69">Ddos attacks</text:span><text:span text:style-name="T58"> 1)bombard root server with traffic(not succesful to date, traffic filtering, local DNS servers cache IPS of TLD servers, allowing root server bypass) <text:s/>2) Bombard TLD servers (potentially more dangerous</text:span><text:span text:style-name="T60">) </text:span><text:span text:style-name="T70">redirect attacks</text:span><text:span text:style-name="T60"> 1)man in the middle (intercepts queries),2)DNS poisoning (sends bogus relies to DNS server, which caches). </text:span><text:span text:style-name="T70">Exploit DNS for DDoS </text:span><text:span text:style-name="T60"><text:s/>1)sends queries with spoofed source address:target IP 2)requires amplification.</text:span></text:p>
      <text:p text:style-name="P26"><text:span text:style-name="T63"/></text:p>
      <text:p text:style-name="P26"><text:span text:style-name="T62">PURE P2P ARCHITECTURE:</text:span></text:p>
      <text:p text:style-name="P27"><text:span text:style-name="T62">no always on server, arbitrary end systems directly communicate, peers are intermittently connected and cahnge IP address e.g file distribution: torrent, streaming:KanKan,VoIP:skype. </text:span><text:span text:style-name="T64"><text:s/></text:span><text:span text:style-name="T71">File distribution: </text:span><text:span text:style-name="T64"><text:s/>Size F one server N peers MAX{NF/us, F/d1,F/d2...F/di) di:peer I download capacity, us server upload capacity. FD- </text:span><text:span text:style-name="T71">Client-servers: </text:span><text:span text:style-name="T64">server transmission sequentialy must send N file copies( t =File size/Upload speed) for N copies (NF/Us).</text:span></text:p>
      <text:p text:style-name="P28"><text:span text:style-name="T72">Client:</text:span><text:span text:style-name="T62"> Eeach client must download file copy. Dmin = min client download rate. Max client download time: </text:span><text:span text:style-name="T74">Dc-s&gt;=max{NF/Us,F/dmin} <text:s/></text:span><text:span text:style-name="T62">FD </text:span><text:span text:style-name="T72">P2P: Server transmission</text:span><text:span text:style-name="T62">:must upload at least one copy, </text:span><text:span text:style-name="T72">client </text:span><text:span text:style-name="T62"><text:s/>as aggregate must downoload file copy (min client download time F/dmin) </text:span><text:span text:style-name="T72">Clients:</text:span><text:span text:style-name="T76"> As aggreagate must download NF bits(mac upload rate is us+sum(ui)</text:span><text:span text:style-name="T61"> </text:span><text:span text:style-name="T75">Dp2p&gt;=max{F/us,F/dmin,NF/(us+sum(ui))}</text:span></text:p>
      <text:p text:style-name="P29"><text:span text:style-name="T72">BitTorent</text:span><text:span text:style-name="T62">: file divided into 256kb chunks, peers in torrent send/recieve file chunks. </text:span><text:span text:style-name="T76">Tracker:</text:span><text:span text:style-name="T62">tracks peers participating in torrernt, </text:span><text:span text:style-name="T76">torrent:</text:span><text:span text:style-name="T62"> group of peers exchanging chunks of a file. When a peer joins torrent has no chunks but will accumulate them over time from other peers, has to register with tracker to get lists of peers.</text:span></text:p>
      <text:p text:style-name="P29"><text:span text:style-name="T62"/></text:p>
      <text:p text:style-name="P30"><text:span text:style-name="T62">VIDEO STREAMING AND CDN CONTEXT:</text:span></text:p>
      <text:p text:style-name="P29"><text:span text:style-name="T62">Distributed, app-level infrastructure. </text:span><text:span text:style-name="T73">Video </text:span><text:span text:style-name="T65">is a dequence of images displayed at a constant rate. </text:span><text:span text:style-name="T73">Digital image </text:span><text:span text:style-name="T65">is an array of pixels. Each pixel represented by bit, </text:span><text:span text:style-name="T73">Coding</text:span><text:span text:style-name="T65">: use redundancy within and between images to decrease # bits used to encode image. </text:span><text:span text:style-name="T73">CBR (constant bit rate)</text:span><text:span text:style-name="T65"> video encoding rate fixed, </text:span><text:span text:style-name="T73">VBR(variable bit rate)</text:span><text:span text:style-name="T65"> video encoding rate changes as amoiunt of spatial, temporal coding changes. </text:span><text:span text:style-name="T73">DASH(Dynamic, Adaptive Streaming over Http):</text:span><text:span text:style-name="T65"> </text:span><text:span text:style-name="T66">1) </text:span><text:span text:style-name="T65">server (divides video into multiple chunks, each chunk stores, encoded at different rates, manifest file-provides URL for different chunks) </text:span><text:span text:style-name="T66">2)</text:span><text:span text:style-name="T65">Client(periodically measures server to client bandwith, consulting manifest, requests and chooses maximum coding rate it can chose different </text:span><text:span text:style-name="T66">coding rates at different times) 3) intelligence at client (client determnes when to request chunk, what encoding rate to request, where to request chunk. Stream content can not happen using a single mega server this solution does not scale. Need multiple servers.</text:span></text:p>
      <text:p text:style-name="P29"><text:span text:style-name="T66"/></text:p>
      <text:p text:style-name="P32"><text:span text:style-name="T72">SOCKET PROGRAMMING:</text:span></text:p>
      <text:p text:style-name="P31"><text:span text:style-name="T72">Socket: door between application process and end-end transport protocol</text:span></text:p>
      <text:p text:style-name="P31"><text:span text:style-name="T72">UDP unreliable datagram, no connection between client &amp; server, data may be lost or received out of order</text:span></text:p>
      <text:p text:style-name="P31"><text:span text:style-name="T72">TCP reliable, byte stream oriented, client must contact server by creating TCP, then establish connection to TCP Server, server when contacted creates new sock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917in" fo:margin-bottom="0.339in" fo:margin-left="0.4165in" fo:margin-right="0.4453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0T17:30:33.590822013</meta:creation-date>
    <dc:date>2019-03-11T01:34:46.158637718</dc:date>
    <meta:editing-duration>PT30M13S</meta:editing-duration>
    <meta:editing-cycles>8</meta:editing-cycles>
    <meta:generator>LibreOffice/5.2.7.2$Linux_X86_64 LibreOffice_project/20m0$Build-2</meta:generator>
    <meta:document-statistic meta:table-count="3" meta:image-count="0" meta:object-count="0" meta:page-count="2" meta:paragraph-count="96" meta:word-count="1927" meta:character-count="12936" meta:non-whitespace-character-count="11069"/>
  </office:meta>
</office:document-meta>
</file>